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411c31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7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5c513" style:font-weight-asian="bold" style:font-weight-complex="bold"/>
    </style:style>
    <style:style style:name="T20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1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22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24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26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27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28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ize="10pt" style:font-size-asian="10pt" style:font-style-asian="normal" style:font-size-complex="10pt" style:font-style-complex="normal"/>
    </style:style>
    <style:style style:name="T34" style:family="text">
      <style:text-properties officeooo:rsid="0015c513"/>
    </style:style>
    <style:style style:name="T35" style:family="text">
      <style:text-properties officeooo:rsid="001d5a3d"/>
    </style:style>
    <style:style style:name="T36" style:family="text">
      <style:text-properties officeooo:rsid="001dda30"/>
    </style:style>
    <style:style style:name="T37" style:family="text">
      <style:text-properties officeooo:rsid="0024c9e0"/>
    </style:style>
    <style:style style:name="T38" style:family="text">
      <style:text-properties officeooo:rsid="002be5ff"/>
    </style:style>
    <style:style style:name="T39" style:family="text">
      <style:text-properties officeooo:rsid="002d1f21"/>
    </style:style>
    <style:style style:name="T40" style:family="text">
      <style:text-properties officeooo:rsid="002e0aff"/>
    </style:style>
    <style:style style:name="T41" style:family="text">
      <style:text-properties officeooo:rsid="0034b9c9"/>
    </style:style>
    <style:style style:name="T42" style:family="text">
      <style:text-properties officeooo:rsid="00370854"/>
    </style:style>
    <style:style style:name="T43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44" style:family="text">
      <style:text-properties officeooo:rsid="003a6282"/>
    </style:style>
    <style:style style:name="T45" style:family="text">
      <style:text-properties officeooo:rsid="003a840d"/>
    </style:style>
    <style:style style:name="T46" style:family="text">
      <style:text-properties officeooo:rsid="003fb76a"/>
    </style:style>
    <style:style style:name="T47" style:family="text">
      <style:text-properties officeooo:rsid="0041adb0"/>
    </style:style>
    <style:style style:name="T48" style:family="text">
      <style:text-properties officeooo:rsid="00441fbb"/>
    </style:style>
    <style:style style:name="T49" style:family="text">
      <style:text-properties officeooo:rsid="004800c4"/>
    </style:style>
    <style:style style:name="T50" style:family="text">
      <style:text-properties officeooo:rsid="0049410b"/>
    </style:style>
    <style:style style:name="T51" style:family="text">
      <style:text-properties officeooo:rsid="0049a8be"/>
    </style:style>
    <style:style style:name="T52" style:family="text">
      <style:text-properties officeooo:rsid="004b65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4">Â</text:span>ngelo Ocan<text:span text:style-name="T44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3"><text:span text:style-name="T36">K2H 7A9 </text:span>Nepean, ON</text:p>
          </table:table-cell>
          <table:table-cell table:style-name="Table1.A1" office:value-type="string">
            <text:p text:style-name="P47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33">angeloocana@gmail.com</text:span></text:a></text:p>
          </table:table-cell>
        </table:table-row>
        <table:table-row>
          <table:table-cell table:style-name="Table1.A2" office:value-type="string">
            <text:p text:style-name="P47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7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33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7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7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9">Objective</text:p>
      <text:p text:style-name="P5">Senior Nodejs Full-stack Developer (React, GraphQL, MongoDB <text:span text:style-name="T48">and</text:span> <text:span text:style-name="T47">Docker</text:span>).</text:p>
      <text:p text:style-name="P6"/>
      <text:p text:style-name="P40">About Me</text:p>
      <text:p text:style-name="P7">My professional journey started when I was 14 years-old. Since then, I have been passionate about programming. Most recently, I have my <text:span text:style-name="T42">mindset </text:span>on <text:span text:style-name="T46">TDD, Functional Programming, Offline First, Mobile First </text:span></text:p>
      <text:p text:style-name="P9">and Frog Cloud.</text:p>
      <text:p text:style-name="P7"/>
      <text:p text:style-name="P8">I’m an Arch Linux user.</text:p>
      <text:p text:style-name="P6"/>
      <text:p text:style-name="P6"/>
      <text:p text:style-name="P41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19">Senior Full-stack Developer</text:span><text:span text:style-name="T34"> | Lastest P</text:span>rojects:</text:p>
            <text:p text:style-name="P19"/>
            <text:list xml:id="list448715362" text:style-name="L1">
              <text:list-item>
                <text:p text:style-name="P53"><text:a xlink:type="simple" xlink:href="https://angeloocana.com/" text:style-name="Internet_20_link" text:visited-style-name="Visited_20_Internet_20_Link">angeloocana.com</text:a></text:p>
                <text:p text:style-name="P53"><text:span text:style-name="T36">Design and Coding | </text:span>React, <text:span text:style-name="T50">Jest, </text:span>Graphql, Nodejs <text:span text:style-name="T49">and</text:span> <text:span text:style-name="T49">Gatsby</text:span></text:p>
              </text:list-item>
            </text:list>
            <text:p text:style-name="P22"/>
            <text:list xml:id="list223841551520436" text:continue-numbering="true" text:style-name="L1">
              <text:list-item>
                <text:p text:style-name="P63">github.com/polutz/polutz </text:p>
                <text:p text:style-name="P64"><text:span text:style-name="T22">Coding | </text:span><text:span text:style-name="T21">React, </text:span><text:span text:style-name="T31">Mocha, </text:span><text:span text:style-name="T21">Graphql, Nodejs </text:span><text:span text:style-name="T29">and Docker</text:span></text:p>
              </text:list-item>
            </text:list>
            <text:p text:style-name="P21"/>
            <text:list xml:id="list223841241454333" text:continue-numbering="true" text:style-name="L1">
              <text:list-item>
                <text:p text:style-name="P63">novoterritorio.azurewebsites.net</text:p>
                <text:p text:style-name="P53"><text:span text:style-name="T36">Coding | </text:span>Angular, Ionic, <text:span text:style-name="T51">Jasmine, </text:span>C#, MongoDB <text:span text:style-name="T41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staffgeist.com</text:p>
                <text:p text:style-name="P55"><text:span text:style-name="T36">Coding | </text:span>Angular, Ionic, <text:span text:style-name="T51">Jasmine, </text:span>C#, MongoDB, <text:span text:style-name="T49">Elasticsearch</text:span> <text:span text:style-name="T49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36">Design and Coding | </text:span>Angular, Ionic, <text:span text:style-name="T52">Jasmine, </text:span>C#, MongoDB <text:span text:style-name="T41">and MS Azure</text:span></text:p>
              </text:list-item>
            </text:list>
            <text:p text:style-name="P19"/>
            <text:list xml:id="list223840746033715" text:continue-numbering="true" text:style-name="L1">
              <text:list-item>
                <text:p text:style-name="P63">angeloocana.com.br </text:p>
                <text:p text:style-name="P55">Design and Coding | Angular, Ionic, C#, <text:span text:style-name="T41">and MS Azure</text:span></text:p>
              </text:list-item>
            </text:list>
            <text:p text:style-name="P35"/>
          </table:table-cell>
        </table:table-row>
        <table:table-row>
          <table:table-cell table:style-name="Table2.A2" office:value-type="string">
            <text:p text:style-name="P36">2011 – 2015</text:p>
            <text:p text:style-name="P37">POL, Peela, Total On Demand </text:p>
          </table:table-cell>
          <table:table-cell table:style-name="Table2.B2" office:value-type="string">
            <text:p text:style-name="P31"><text:span text:style-name="T45">Lead </text:span>Senior C# Software Developer</text:p>
            <text:p text:style-name="P23"/>
            <text:list xml:id="list2826267969" text:style-name="L2">
              <text:list-item>
                <text:p text:style-name="P65"><text:span text:style-name="T23">D</text:span><text:span text:style-name="T24">evelop</text:span><text:span text:style-name="T30">ed</text:span><text:span text:style-name="T23"> web platform</text:span><text:span text:style-name="T24"> </text:span><text:span text:style-name="T26">for</text:span><text:span text:style-name="T24"> </text:span><text:span text:style-name="T26">S</text:span><text:span text:style-name="T24">mall</text:span><text:span text:style-name="T26">-M</text:span><text:span text:style-name="T24">edium marketing </text:span><text:span text:style-name="T26">and endomarketing</text:span><text:span text:style-name="T24"> campai</text:span><text:span text:style-name="T25">gn</text:span><text:span text:style-name="T26">s, 5-8 projects </text:span><text:span text:style-name="T25">every</text:span><text:span text:style-name="T26"> year</text:span><text:span text:style-name="T24">. </text:span><text:span text:style-name="T27">5K</text:span><text:span text:style-name="T25">-</text:span><text:span text:style-name="T27">9M</text:span><text:span text:style-name="T32">illion</text:span><text:span text:style-name="T27"> </text:span><text:span text:style-name="T25">Users</text:span><text:span text:style-name="T27">.</text:span></text:p>
              </text:list-item>
            </text:list>
            <text:p text:style-name="P24"/>
            <text:list xml:id="list223842514902409" text:continue-numbering="true" text:style-name="L2">
              <text:list-item>
                <text:p text:style-name="P67">Provid<text:span text:style-name="T38">ed</text:span> consultations to extract c<text:span text:style-name="T38">lients</text:span> needs and develop strateg<text:span text:style-name="T38">ies</text:span>, </text:p>
              </text:list-item>
              <text:list-item>
                <text:p text:style-name="P66"><text:span text:style-name="T23">Created</text:span><text:span text:style-name="T20"> </text:span><text:span text:style-name="T23">the</text:span><text:span text:style-name="T28">ir </text:span><text:span text:style-name="T23">own </text:span><text:span text:style-name="T20">e-commerce platform. </text:span></text:p>
              </text:list-item>
            </text:list>
            <text:p text:style-name="P23"/>
            <text:p text:style-name="P13"><text:span text:style-name="T1">Technologies: </text:span><text:span text:style-name="T3">C#, .net MVC, </text:span><text:span text:style-name="T1">web forms, sql server, DDD,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5"/>
            <text:p text:style-name="P25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4"><text:span text:style-name="T8">Lead C</text:span><text:span text:style-name="T1"># Software Developer</text:span></text:p>
            <text:p text:style-name="P23"/>
            <text:list xml:id="list2566251993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C#, WCF, WPF, WebForms, Windows Forms, Windows Services, <text:s/>EXT.Net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1">C# Software Developer</text:p>
            <text:p text:style-name="P17"/>
            <text:list xml:id="list680593568" text:style-name="L4">
              <text:list-item>
                <text:p text:style-name="P56"><text:span text:style-name="T37">Developed POS</text:span> Desktop <text:span text:style-name="T38">Terminal </text:span>following government <text:span text:style-name="T38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1">Junior C# Software Developer</text:p>
            <text:p text:style-name="P23"/>
            <text:list xml:id="list731036307" text:style-name="L5">
              <text:list-item>
                <text:p text:style-name="P57">PriManager – Develop<text:span text:style-name="T38">ing</text:span> web platform to manage <text:span text:style-name="T39">large-scale</text:span> construction <text:span text:style-name="T39">environments</text:span>.</text:p>
              </text:list-item>
              <text:list-item>
                <text:p text:style-name="P58">FDE – Web platform <text:span text:style-name="T39">for</text:span> manag<text:span text:style-name="T39">ing</text:span> public schools <text:span text:style-name="T39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C#, </text:span><text:span text:style-name="T4">Webforms, </text:span><text:span text:style-name="T1">Telerik, Web Services, Windows Services, Flash / Action Script </text:span><text:span text:style-name="T4">and</text:span><text:span text:style-name="T1"> SQL Server</text:span></text:p>
            <text:p text:style-name="P26"/>
            <text:p text:style-name="P26"/>
          </table:table-cell>
        </table:table-row>
        <table:table-row>
          <table:table-cell table:style-name="Table2.A2" office:value-type="string">
            <text:p text:style-name="P42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8">2012 – Present</text:p>
          </table:table-cell>
          <table:table-cell table:style-name="Table2.B2" office:value-type="string">
            <text:p text:style-name="P52">Pluralsight</text:p>
            <text:p text:style-name="P49">Design <text:span text:style-name="T39">and </text:span>Technology </text:p>
            <text:p text:style-name="P46"><text:a xlink:type="simple" xlink:href="https://app.pluralsight.com/profile/ocanaangelo" text:style-name="Internet_20_link" text:visited-style-name="Visited_20_Internet_20_Link"><text:span text:style-name="T43">pluralsight.com/profile/ocanaangelo</text:span></text:a></text:p>
            <text:p text:style-name="P48"/>
          </table:table-cell>
        </table:table-row>
        <table:table-row>
          <table:table-cell table:style-name="Table2.A2" office:value-type="string">
            <text:p text:style-name="P48">2013 – 2014</text:p>
          </table:table-cell>
          <table:table-cell table:style-name="Table2.B2" office:value-type="string">
            <text:p text:style-name="P38"><text:span text:style-name="T18">UNIP</text:span> - Universidade Paulista</text:p>
            <text:p text:style-name="P28">Anal<text:span text:style-name="T40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7">2011 - 2010</text:p>
          </table:table-cell>
          <table:table-cell table:style-name="Table2.B2" office:value-type="string">
            <text:p text:style-name="P27"><text:span text:style-name="T18">FIAP</text:span> –<text:span text:style-name="T35"> Faculdade de Informática e Administração Paulista</text:span></text:p>
            <text:p text:style-name="P28">Anal<text:span text:style-name="T40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9">2007 - 2009</text:p>
          </table:table-cell>
          <table:table-cell table:style-name="Table2.B2" office:value-type="string">
            <text:p text:style-name="P33">FIEB</text:p>
            <text:p text:style-name="P29">Web Design with Emphasis on Digital Media</text:p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B1" office:value-type="string">
            <text:p text:style-name="P43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English</text:p>
                  <text:p text:style-name="P30">Fluent</text:p>
                </table:table-cell>
              </table:table-row>
            </table:table>
            <text:p text:style-name="P30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2">Portuguese</text:p>
                  <text:p text:style-name="P30">Native</text:p>
                </table:table-cell>
                <table:table-cell table:style-name="Table3.A1" office:value-type="string">
                  <text:p text:style-name="P51">French</text:p>
                  <text:p text:style-name="P50">Basic</text:p>
                </table:table-cell>
                <table:table-cell table:style-name="Table3.C1" office:value-type="string">
                  <text:p text:style-name="P51">Spanish</text:p>
                  <text:p text:style-name="P50">Proficient</text:p>
                </table:table-cell>
              </table:table-row>
            </table:table>
            <text:p text:style-name="P30"><text:soft-page-break/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09-19T22:38:05.828237878</dc:date>
    <meta:editing-duration>PT2H46M58S</meta:editing-duration>
    <meta:editing-cycles>44</meta:editing-cycles>
    <meta:generator>LibreOffice/5.3.5.2$Linux_X86_64 LibreOffice_project/30m0$Build-2</meta:generator>
    <meta:document-statistic meta:table-count="4" meta:image-count="0" meta:object-count="0" meta:page-count="3" meta:paragraph-count="91" meta:word-count="453" meta:character-count="3112" meta:non-whitespace-character-count="2755"/>
  </office:meta>
</office:document-meta>
</file>